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5cm" fo:min-width="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8cm" fo:min-width="1.0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cm" fo:min-width="1.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cm" svg:height="2.2cm" svg:x="5.7cm" svg:y="9.7cm">
          <text:p text:style-name="P1"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" draw:id="id1" draw:layer="layout" svg:width="3.1cm" svg:height="2.1cm" svg:x="7cm" svg:y="17cm">
          <text:p text:style-name="P1">Client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3.4cm" svg:height="2.1cm" svg:x="16.5cm" svg:y="14.4cm">
          <text:p text:style-name="P1">Client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line-skew="-0.051cm" svg:x1="8.55cm" svg:y1="17cm" svg:x2="7.2cm" svg:y2="11.9cm" draw:start-shape="id1" draw:end-shape="id2" svg:d="M8550 17000v-2600h-1350v-2500" svg:viewBox="0 0 1351 5101">
          <text:p text:style-name="P1">Add object task 1</text:p>
          <text:p text:style-name="P1"/>
        </draw:connector>
        <draw:connector draw:style-name="gr4" draw:text-style-name="P2" draw:layer="layout" svg:x1="10.1cm" svg:y1="18.05cm" svg:x2="16.5cm" svg:y2="15.45cm" draw:start-shape="id1" draw:end-shape="id3" svg:d="M10100 18050h3201v-2600h3199" svg:viewBox="0 0 6401 2601">
          <text:p text:style-name="P1">Add object task 1</text:p>
          <text:p text:style-name="P1"/>
        </draw:connector>
        <draw:connector draw:style-name="gr4" draw:text-style-name="P2" draw:layer="layout" draw:line-skew="-3.799cm" svg:x1="5.7cm" svg:y1="10.8cm" svg:x2="7cm" svg:y2="18.05cm" draw:start-shape="id2" draw:start-glue-point="5" draw:end-shape="id1" draw:end-glue-point="5" svg:d="M5700 10800h-4300v7250h5600" svg:viewBox="0 0 5601 725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onfirm aot1</text:p>
        </draw:connector>
        <draw:connector draw:style-name="gr4" draw:text-style-name="P2" draw:layer="layout" svg:x1="8.7cm" svg:y1="10.8cm" svg:x2="18.2cm" svg:y2="14.4cm" draw:start-shape="id2" draw:start-glue-point="7" draw:end-shape="id3" draw:end-glue-point="4" svg:d="M8700 10800h9500v3600" svg:viewBox="0 0 9501 3601">
          <text:p text:style-name="P1">Confirm aot1</text:p>
        </draw:connector>
        <draw:frame draw:style-name="gr5" draw:text-style-name="P4" draw:layer="layout" svg:width="17.473cm" svg:height="3.095cm" svg:x="2cm" svg:y="2cm">
          <draw:text-box>
            <text:p text:style-name="P3"><text:span text:style-name="T1">Add object task 1 (aot1) needs to be confirmed, the confrimation</text:span></text:p>
            <text:p text:style-name="P3"><text:span text:style-name="T1">Will contain the server index of the added object and an identifier of aot1. For identification</text:span></text:p>
            <text:p text:style-name="P3"><text:span text:style-name="T1">Of confirm aot1, a task identifier is needed and clients must remember</text:span></text:p>
            <text:p text:style-name="P3"><text:span text:style-name="T1">The object index of aot1. The object must be moved to the server index,</text:span></text:p>
            <text:p text:style-name="P3"><text:span text:style-name="T1">Therefor all clients which received aot1 must remember the object index</text:span></text:p>
            <text:p text:style-name="P3"><text:span text:style-name="T1">After execution of aot1. The confirmation of aot1 will contain the correct index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2:55:20.901161843</meta:creation-date>
    <dc:date>2020-09-24T15:06:31.000448071</dc:date>
    <meta:editing-duration>PT1H50M39S</meta:editing-duration>
    <meta:editing-cycles>2</meta:editing-cycles>
    <meta:generator>LibreOffice/6.4.4.2$Linux_X86_64 LibreOffice_project/40$Build-2</meta:generator>
    <meta:document-statistic meta:object-count="8"/>
  </office:meta>
</office:document-meta>
</file>